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712130295089874809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1435189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1422695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1431988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385818173012119339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401404039503330712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5312702270871512536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384935352761480275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398556027342874193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094373053702457015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5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6"><text:span text:style-name="T3">7 x 0.15 miles with a ¼ mile jog before each run, each 0.15 mile run took 63 seconds which corresponds to 6:59/mile pace. <text:s/>These runs felt relatively easy.</text:span></text:p>
      <text:p text:style-name="P16"><text:span text:style-name="T3">Pulse after first run:150, pulse after seventh one: 157 <text:s/></text:span></text:p>
      <text:p text:style-name="P16"><text:span text:style-name="T3">The ¼ mile jogs took about 3:00</text:span></text:p>
      <text:p text:style-name="P16">Warm down: <text:span text:style-name="T3">¼ mile jog</text:span>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6T11:23:02.47</dc:date>
    <dc:creator>James  Lombardi</dc:creator>
    <meta:editing-duration>P7DT11H58M18S</meta:editing-duration>
    <meta:editing-cycles>661</meta:editing-cycles>
    <meta:generator>OpenOffice/4.1.2$Win32 OpenOffice.org_project/412m3$Build-9782</meta:generator>
    <meta:document-statistic meta:table-count="0" meta:image-count="0" meta:object-count="0" meta:page-count="18" meta:paragraph-count="485" meta:word-count="6218" meta:character-count="30897"/>
  </office:meta>
</office:document-meta>
</file>